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line-through-style="solid" style:text-position="0% 100%"/>
    </style:style>
    <style:style style:name="T8" style:family="text">
      <style:text-properties style:text-line-through-style="solid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9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A moral lecture to youths/ on the 2<text:span text:style-name="T2">d</text:span><text:span text:style-name="T4"> passage of the/ Haftorah for Vayehi./</text:span></text:p>
      <text:p text:style-name="P6"><text:span text:style-name="T4"/></text:p>
      <text:p text:style-name="P6"><text:span text:style-name="T4">[Page 1]</text:span></text:p>
      <text:p text:style-name="P6"><text:span text:style-name="T4">"Be strong, and show thyself a man." <text:s/>So </text:span><text:span text:style-name="T7">did</text:span><text:span text:style-name="T4"> spoke a father on/ the eve of his death </text:span><text:span text:style-name="T7">speak</text:span><text:span text:style-name="T4"> to </text:span><text:span text:style-name="T7">his</text:span><text:span text:style-name="T4"> a beloved son. <text:s/>And the youth he/ addressed, needed in very deed superior strength. <text:s/>Enemies/ fierce and </text:span><text:span text:style-name="T7">formidable</text:span><text:span text:style-name="T4"> unrelenting lay in wait to hurl </text:span><text:span text:style-name="T7">at him</text:span><text:span text:style-name="T4"> poisonous/ arrows. <text:s/>To repel them the youth must have mustered all his powers./ <text:s/>A sign of weakness would have caused him to fall mortally wounded./</text:span></text:p>
      <text:p text:style-name="P6"><text:span text:style-name="T4"><text:tab/>But is it not Solomon to whom that paternal charge/ was given? <text:s/>What vigour was he required? </text:span><text:span text:style-name="T7">to exhibit?</text:span><text:span text:style-name="T4"> <text:s/>He/ whose very name (Shelomoh from Shalom) had prophetically been made to foreshadow/ a glorious reign of peace? <text:s/>Scarcely a ripple disturbed/ the regal sea on which David's favored son launched the ship/ of state. <text:s/>Crowned heads journeyed from foreign lands to survey/ what the poet-king had almost created by his military prowess./ <text:s/>They came from </text:span><text:span text:style-name="T7">afar</text:span><text:span text:style-name="T4"> distant regions to visit the </text:span><text:span text:style-name="T7">realms</text:span><text:span text:style-name="T4"> domains he had bequeathed/ unimpaired to his successor. <text:s/>He came not with a challenge/ to battle, but with tributes of allegiance, and munificent gifts bespeaking/ friendship. <text:s/>Where did then the foes that the King-elect must resist with manly/ strength, lie concealed? <text:s/>They lurked within his heart. <text:s/>There,/ they met and </text:span><text:span text:style-name="T7">designed</text:span><text:span text:style-name="T4"> plotted for an attack. <text:s/>There, they conspired to effect/ his rein. <text:s/>You have already understood it, my dear hearers!/</text:span></text:p>
      <text:p text:style-name="P6"><text:span text:style-name="T4"/></text:p>
      <text:p text:style-name="P6"><text:span text:style-name="T4">[Page 2]</text:span></text:p>
      <text:p text:style-name="P6"><text:soft-page-break/><text:span text:style-name="T4">Solomons' deadliest enemies were the very riches and dominions/ which his father had secured by his </text:span><text:span text:style-name="T7">outstretched</text:span><text:span text:style-name="T4"> far-reaching/ arm. <text:s/>The teachers of old have wisely said that, [Hebrew] the higher is/ a man's temporal position, the greater are the inducements held out to him/ to do wrong. <text:s/>For, the facility to gratify passions, begets the/ wish, and this is intensified by the impunity which nobility/ of birth and wealth often accord. <text:s/>With the bulk of mankind,/ unruly cravings are tempered down by a multiplicity of feelings,/ which stir in the breast. <text:s/>By a desire to earn a competence,/ to gain a reputation; by </text:span><text:span text:style-name="T7">a</text:span><text:span text:style-name="T4"> thirst for worldly honors, by </text:span><text:span text:style-name="T7">a</text:span><text:span text:style-name="T4"> fear/ of public disgrace. <text:s/>But individuals who possess all things, and/ dread nothing, will be apt to bend the mind solely upon/ the </text:span><text:span text:style-name="T7">reaching</text:span><text:span text:style-name="T4"> attaining of one object, the indulgence of immoderate/ passions. <text:s/>To </text:span><text:span text:style-name="T7">those</text:span><text:span text:style-name="T4"> us who move among </text:span><text:span text:style-name="T7">their</text:span><text:span text:style-name="T4"> our equals or supe-/-riors, it may seem as if a thousand eyes scrutinized </text:span><text:span text:style-name="T7">their</text:span><text:span text:style-name="T4"> our/ conduct, but they whom chance has placed above all others,/ will consider that no human looks can reach as </text:span><text:span text:style-name="T7">far</text:span><text:span text:style-name="T4"> high as where/ they have been elevated. <text:s/>Unchecked by censure, goaded on/ by flattery, the heirs of rank and opulence frequently enjoy/ that to which the unremitting labor of their fathers gives them/ a title, adding not a little thereto by their own efforts./ <text:s/>They eat to the full of the sweet fruits of parental planting,/</text:span></text:p>
      <text:p text:style-name="P6"><text:span text:style-name="T4"/></text:p>
      <text:p text:style-name="P6"><text:span text:style-name="T4">[Page 3]</text:span></text:p>
      <text:p text:style-name="P6"><text:span text:style-name="T4">and, tasting none of the bitterness experienced while gathering them/ for the future, waste in idleness and debauch what should have been/ preserved by industry and purity. <text:s/>Aye: sloth and its inseparable/ companion profligacy, plot together to hasten on destruction./ <text:s/>Such were the enemies which an anxious parent depreciated;/ and at the hour of a lasting separation from him that he would/ have sustained by his counsel, the </text:span><text:span text:style-name="T7">faltering</text:span><text:span text:style-name="T4"> quivering lips uttered these/ words. <text:s/>"I go the way of all the earth, be thou therefore strong, and/ show thyself a man" <text:s/>I shall not </text:span><text:span text:style-name="T7">now</text:span><text:span text:style-name="T4"> explain now how/ far the parting monition was heeded. <text:s/>The evidences of Solomon's/ vigor in first grappling with evil, and of his fatal weakness which/ made him finally succumb, can be distinctly traced in the/ pages of an impartial history. <text:s text:c="2"/>But as I believe that, without being/ surrounded by the same temptations which beset royalty, many/ a youth needs the advice which stands at the head of to-day's/ prophetic section, </text:span><text:span text:style-name="T7">of the prophets,</text:span><text:span text:style-name="T4"> I will repeat it to each. <text:s/>"Be strong/ and show thyself a man" [Hebrew] You lose a claim to that name,/ when you become wedded to animal</text:span><text:span text:style-name="T7">s cravings</text:span><text:span text:style-name="T4"> appetites. <text:s/></text:span><text:span text:style-name="T7">Fo</text:span><text:span text:style-name="T4"> When you/ chain reason to the ever-rolling wheel of low passions./ <text:s/>Weaker than a powerless infant, </text:span><text:span text:style-name="T7">is</text:span><text:span text:style-name="T4"> that rational being proves/</text:span></text:p>
      <text:p text:style-name="P6"><text:span text:style-name="T4"/></text:p>
      <text:p text:style-name="P6"><text:span text:style-name="T4">[Page 4]</text:span></text:p>
      <text:p text:style-name="P6"><text:span text:style-name="T4">himself, who </text:span><text:span text:style-name="T7">he</text:span><text:span text:style-name="T4"> allows the fleeting present to so/ overrule his actions, that he cannot retrace his steps on being/ slavishly dragged into a pit of corruption. <text:s/>A youth that/ is wise, considers the immense advantages which will flow/ from controlling the wanton </text:span><text:span text:style-name="T7">the</text:span><text:span text:style-name="T4"> impulses of the moment, and the/ the[sic!] fearful consequences attending their gratification. <text:s/>Or, as the/ Rabbins have said it, [Hebrew] <text:s/>he will place on the scales of his judgment/ the slight privations he may suffer in performing a high/ duty, together with the vast reward forthcoming, and the temporary/ pleasures offered by sin with the severity of the punishment/ which will surely follow it. <text:s/>For, that is virtue, which in/ its primitive sense signifies, manly strength; to pause before/ doing a wrong and shake off temptation; to force immoderate/ wishes under the yoke of chastening morality. <text:s/>It is a virtue/ not less powerful than beautiful; overspreading the soul of youths/ with a brightness reflected in the countenance. <text:s/>For, hideous in looks/ is the most stately form stooping to vice, and fairest among the/ fair, the homely face radiant with purity. <text:s/></text:span><text:span text:style-name="T7">Only idlers</text:span><text:span text:style-name="T4"> Wisdom/ turns away with abhorrence from the former, while she folds the/ latter in a sweet embrace. <text:s/>Only idlers, or vile schemers who/ seek to feather their own nest with the falling plumage of/ richer birds--if I may use the simile--are the friends of the unchaste/ and dissolute./</text:span></text:p>
      <text:p text:style-name="P6"><text:span text:style-name="T4"/></text:p>
      <text:p text:style-name="P6"><text:span text:style-name="T4">[Page 5]</text:span></text:p>
      <text:p text:style-name="P6"><text:span text:style-name="T4"><text:tab/>They will applaud, when the noble-minded would frown,/ make merry over that which will </text:span><text:soft-page-break/><text:span text:style-name="T4">excite the wroth of the upright;/ but let the penalty which dissipation is bound to pay be laid/ upon the guilty, and soon will those smiling associates depart,/ leaving but shame and remorse, a</text:span><text:span text:style-name="T7">s</text:span><text:span text:style-name="T4"> shattered body and a broken/ spirit, as companions to the inconsiderate transgressor./ <text:s/>Then will he be heard to exclaim. <text:s/>"How could I have thus hated in-/-struction, and let my heart despise admonition? <text:s/>How could/ I have rejoiced to do evil, and delighted in the forwardness of the/ wicked? <text:s/>How could I have suffered passing moments to strip/ me of the nobility of manhood?" <text:s/>But writes the moralist,/ "wisdom will mock you in the day of your calamity, deride/ you when fear cometh at the last. <text:s/>For you would receive none/ of her counsels, you set at naught her reproofs."</text:span></text:p>
      <text:p text:style-name="P6"><text:span text:style-name="T4">Be strong therefore O youths, and show yourselves men. <text:s/>In pro-/-portion to your social condition, </text:span><text:span text:style-name="T7">so must</text:span><text:span text:style-name="T4"> must be the vigour you/ shall call to your assistance. <text:s/>The child of poverty doubt-/-less sees enticements rise and beckon to him to follow where/ they direct. <text:s/>He that is covered with rags and eats the bread/ of toil, may be sorely tempted </text:span><text:span text:style-name="T7">by</text:span><text:span text:style-name="T4"> at the sight of gold. <text:s/>But the/ youth who rolls in gold, stands confronted by seductions more/ tyrannical and </text:span><text:span text:style-name="T7">[?]</text:span><text:span text:style-name="T4"> appalling. <text:s/>The intoxicating bowl, and the/</text:span></text:p>
      <text:p text:style-name="P6"><text:span text:style-name="T4"/></text:p>
      <text:p text:style-name="P6"><text:span text:style-name="T4">[Page 6]</text:span></text:p>
      <text:p text:style-name="P6"><text:span text:style-name="T4">gaming board, and libertinism, cast inviting looks towards him./ <text:s/>"Come child of fortune, for </text:span><text:span text:style-name="T5">you</text:span><text:span text:style-name="T6"> have kind parents ammassed[sic!] wealth./ <text:s/>Do not deny yourself pleasures. <text:s/>Time will hang on your hands,/ if you refuse to spend it agreeably." <text:s/>So does the enemy of human/ virtue speak to the heirs of opulence. <text:s/>Woe unto them that/ listen. <text:s/>Better had they never been born. <text:s/>For they dig a grave wide/ and deep where will be buried the paternal heritage with their own/ name. <text:s/>Pity such, my young friends! <text:s/>Pity the unfortunate/ possessor of corruptive riches. <text:s/>He that surrenders his manliness/ to worldly seductions. <text:s/>Like a feeble bark, buffetted[sic!] by/ every wind, he must be overthrown; for, the power of resistance/ was taken from him, when he disdained to lend his hands to soul-/saving labor. <text:s/>Work, work, that is the ordinance of nature, which/ we cannot disobey without incurring the severest danger, the loss/ of character &amp; of health. <text:s/>That idler all perfumed and/ gloved, who eats by the sweat of his father's brow, cannot repel/ the evils which will face him on all sides. <text:s/>Lassitude has laid/ hold of his frame. <text:s/>His hardy fellow-man, he who rises early/ to his daily task will war mighty and withstand temptations. <text:s/>For,/ a shield and a buckler against vice is manual or mental occupation./</text:span></text:p>
      <text:p text:style-name="P6"><text:span text:style-name="T6"/></text:p>
      <text:p text:style-name="P6"><text:span text:style-name="T6">[Page 7]</text:span></text:p>
      <text:p text:style-name="P6"><text:span text:style-name="T8">and</text:span><text:span text:style-name="T6"> They who scorn it are an impure excrescence on/ the body politic. <text:s/>Happily I address a people who, above all/ others, have imparted dignity to labor; who count among the/ highest in the land, men </text:span><text:span text:style-name="T8">who</text:span><text:span text:style-name="T6"> that arose from penury to affluence/ and from obscurity to influence, only through diligent work./ <text:s/>But to their children--and I wish I could address thousands in-/-stead of a few--to their children I will say with the words of my/ text. <text:s/>"Be strong and show yourselves men" <text:s/>Do not become enervated/ by ease and hence by a sport to debasing passions. <text:s/>Those glowing qualities/ which distinguish youth were not intended to be sunk in the mire/ of corruption. <text:s/>They are not wholly yours. <text:s/>They belong also to com-/-munity of your brethren, the offspring of Adam. <text:s/>You dare/ not waste them in profligacy. <text:s/>Stand in awe, therefore for nature will/ avenge itself. <text:s/>Have you perchance inherited extensive means?/ <text:s/>Cast them into the treasury of humanity. <text:s/>They should not turn into wea-/-pons of destruction, but they should minister to the comfort of the/ joyless, to the furtherance of social progress. <text:s/>Were you even a/ Cresus, </text:span><text:span text:style-name="T8">in riches</text:span><text:span text:style-name="T6"> you must still work for a high purpose. <text:s/>To/ leave your country an exemplar worthy to be copied. <text:s/>I need not point/ out the pure channels, which you may cause to swell by the/ exertions of patriotism and philanthropy./</text:span></text:p>
      <text:p text:style-name="P6"><text:span text:style-name="T6"/></text:p>
      <text:p text:style-name="P6"><text:span text:style-name="T6">[Page 8]</text:span></text:p>
      <text:p text:style-name="P6"><text:span text:style-name="T6">Are you not in affluence, but aim to gain it by dent of industry?/ <text:s/>The elements of greatness lie in your sinewy arms. <text:s/>With them/ you may strike the mine</text:span><text:span text:style-name="T8">s</text:span><text:span text:style-name="T6"> which will bring forth treasures./ <text:s/>Envy not the owners of a large </text:span><text:span text:style-name="T8">[?]</text:span><text:span text:style-name="T6"> estate. <text:s/>Your lot is happier than/ theirs. <text:s/>"Sweet is the sleep of the labour, whether </text:span><text:soft-page-break/><text:span text:style-name="T6">he eats much</text:span><text:span text:style-name="T3">2</text:span><text:span text:style-name="T6"> or little</text:span><text:span text:style-name="T3">1</text:span><text:span text:style-name="T6">, but the abundance of the rich will not suffer him to sleep" <text:s/>Carry just balances and just weights on going in/ quest of gold. <text:s/>Dread temptation more than the prison and the/ gibbet, gather strength to crush it, and you will soar high/ and win fame by manly work. <text:s/>But to Israelites I must/ say more than I have said hitherto. <text:s/>The dying father who/ thus advised his son "Be strong and show thyself a man" fol-/-lowed that counsel by a sentence of deep significance. <text:s/>I will/ </text:span><text:span text:style-name="T8">repeat it</text:span><text:span text:style-name="T6"> rehearse it again. <text:s/>"Keep the charge of the Lord thy God, to walk in/ His ways, to observe His statutes, His commandments, His ordinances,/ and His testimony, as written in the law of Moses, that thou/ mayest prosper in all that thou doest, and withersoever thou/ turnest thyself." <text:s/>Jewish youths! <text:s/>Rally round that standard,/ and you will be safe. <text:s/>It will cover you from the attack of/ lurking enemies. <text:s/></text:span><text:span text:style-name="T8">They</text:span><text:span text:style-name="T6"> The latter will behold you so well protested, </text:span><text:span text:style-name="T8">that</text:span><text:span text:style-name="T6"> and/ despairing of success, they will flee away. <text:s/>Yes: allurements will/ move far from those, whose spirit is imbued with the moral/</text:span></text:p>
      <text:p text:style-name="P6"><text:span text:style-name="T6"/></text:p>
      <text:p text:style-name="P6"><text:span text:style-name="T6">[Page 9]</text:span></text:p>
      <text:p text:style-name="P6"><text:span text:style-name="T6">and religious precepts of the Divine legislation./ <text:s/>This should be the basis of your strength, as it is the direction of/ life [Hebrew] the future reserved for your labor will then/ be lengthened in a path redolent of chaste delights,/ and when the whole course has been run, looking back,/ you will not discover traces of ineffeccable[sic!] wrongs per-/-petrated, but only the memorials of a youth beautified/ by </text:span><text:span text:style-name="T8">chastity</text:span><text:span text:style-name="T6"> deeds of piety and virtue. <text:s/>Be strong therefore and/ show yourselves 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25T11:32:45.15</meta:creation-date>
    <meta:document-statistic meta:table-count="0" meta:image-count="0" meta:object-count="0" meta:page-count="5" meta:paragraph-count="82" meta:word-count="2130" meta:character-count="12852"/>
    <dc:date>2012-04-25T13:34:28.94</dc:date>
    <dc:creator>Penn Libraries</dc:creator>
    <meta:editing-duration>PT00H14M21S</meta:editing-duration>
    <meta:editing-cycles>1</meta:editing-cycles>
    <meta:generator>OpenOffice.org/3.2$Win32 OpenOffice.org_project/320m12$Build-9483</meta:generator>
  </office:meta>
</office:document-meta>
</file>